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1">
      <style:text-properties fo:font-weight="normal" officeooo:rsid="00133b56" officeooo:paragraph-rsid="00133b56" style:font-weight-asian="normal" style:font-weight-complex="normal"/>
    </style:style>
    <style:style style:name="P2" style:family="paragraph" style:parent-style-name="Standard" style:list-style-name="L10">
      <style:text-properties fo:font-weight="bold" officeooo:rsid="000c9a40" officeooo:paragraph-rsid="000c9a40" style:font-weight-asian="bold" style:font-weight-complex="bold"/>
    </style:style>
    <style:style style:name="P3" style:family="paragraph" style:parent-style-name="Standard">
      <style:text-properties fo:font-weight="bold" officeooo:rsid="000c9a40" officeooo:paragraph-rsid="000c9a40" style:font-weight-asian="bold" style:font-weight-complex="bold"/>
    </style:style>
    <style:style style:name="P4" style:family="paragraph" style:parent-style-name="Standard">
      <style:text-properties fo:font-weight="bold" officeooo:rsid="000d16d9" officeooo:paragraph-rsid="000d16d9" style:font-weight-asian="bold" style:font-weight-complex="bold"/>
    </style:style>
    <style:style style:name="P5" style:family="paragraph" style:parent-style-name="Standard">
      <style:text-properties fo:font-weight="bold" officeooo:rsid="000e1425" officeooo:paragraph-rsid="000e1425" style:font-weight-asian="bold" style:font-weight-complex="bold"/>
    </style:style>
    <style:style style:name="P6" style:family="paragraph" style:parent-style-name="Standard">
      <style:text-properties fo:font-weight="bold" officeooo:rsid="000ebddb" officeooo:paragraph-rsid="000ebddb" style:font-weight-asian="bold" style:font-weight-complex="bold"/>
    </style:style>
    <style:style style:name="P7" style:family="paragraph" style:parent-style-name="Standard">
      <style:text-properties fo:font-weight="bold" officeooo:rsid="00103252" officeooo:paragraph-rsid="00103252" style:font-weight-asian="bold" style:font-weight-complex="bold"/>
    </style:style>
    <style:style style:name="P8" style:family="paragraph" style:parent-style-name="Standard">
      <style:text-properties fo:font-weight="bold" officeooo:rsid="00129fd2" officeooo:paragraph-rsid="00129fd2" style:font-weight-asian="bold" style:font-weight-complex="bold"/>
    </style:style>
    <style:style style:name="P9" style:family="paragraph" style:parent-style-name="Standard">
      <style:text-properties fo:font-weight="bold" officeooo:rsid="00133b56" officeooo:paragraph-rsid="00133b56" style:font-weight-asian="bold" style:font-weight-complex="bold"/>
    </style:style>
    <style:style style:name="P10" style:family="paragraph" style:parent-style-name="Standard">
      <style:text-properties fo:language="pt" fo:country="BR" officeooo:rsid="0001f168" officeooo:paragraph-rsid="00020217"/>
    </style:style>
    <style:style style:name="P11" style:family="paragraph" style:parent-style-name="Standard">
      <style:text-properties fo:language="pt" fo:country="BR" fo:font-weight="normal" officeooo:rsid="0001f168" officeooo:paragraph-rsid="00020217" style:font-weight-asian="normal" style:font-weight-complex="normal"/>
    </style:style>
    <style:style style:name="P12" style:family="paragraph" style:parent-style-name="Standard">
      <style:text-properties fo:language="pt" fo:country="BR" fo:font-weight="normal" officeooo:rsid="0001f521" officeooo:paragraph-rsid="00020217" style:font-weight-asian="normal" style:font-weight-complex="normal"/>
    </style:style>
    <style:style style:name="P13" style:family="paragraph" style:parent-style-name="Standard">
      <style:text-properties fo:language="pt" fo:country="BR" fo:font-weight="normal" officeooo:rsid="00036843" officeooo:paragraph-rsid="00020217" style:font-weight-asian="normal" style:font-weight-complex="normal"/>
    </style:style>
    <style:style style:name="P14" style:family="paragraph" style:parent-style-name="Standard">
      <style:text-properties fo:language="pt" fo:country="BR" fo:font-weight="normal" officeooo:rsid="00053b47" officeooo:paragraph-rsid="00020217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6938a" officeooo:paragraph-rsid="00020217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86cb8" officeooo:paragraph-rsid="00020217" style:font-weight-asian="normal" style:font-weight-complex="normal"/>
    </style:style>
    <style:style style:name="P17" style:family="paragraph" style:parent-style-name="Standard" style:list-style-name="L1">
      <style:text-properties fo:language="pt" fo:country="BR" fo:font-weight="normal" officeooo:rsid="000970f8" officeooo:paragraph-rsid="00020217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970f8" officeooo:paragraph-rsid="00020217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9be66" officeooo:paragraph-rsid="00020217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e5387" officeooo:paragraph-rsid="00020217" style:font-weight-asian="normal" style:font-weight-complex="normal"/>
    </style:style>
    <style:style style:name="P21" style:family="paragraph" style:parent-style-name="Standard" style:list-style-name="L2">
      <style:text-properties fo:language="pt" fo:country="BR" fo:font-weight="normal" officeooo:rsid="000f5d14" officeooo:paragraph-rsid="00020217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f5d14" officeooo:paragraph-rsid="00020217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11c650" officeooo:paragraph-rsid="00020217" style:font-weight-asian="normal" style:font-weight-complex="normal"/>
    </style:style>
    <style:style style:name="P24" style:family="paragraph" style:parent-style-name="Standard" style:list-style-name="L6">
      <style:text-properties fo:language="pt" fo:country="BR" fo:font-weight="normal" officeooo:rsid="0007599f" officeooo:paragraph-rsid="0007599f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07599f" officeooo:paragraph-rsid="0007599f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08539f" officeooo:paragraph-rsid="0008539f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08aeef" officeooo:paragraph-rsid="0008aeef" style:font-weight-asian="normal" style:font-weight-complex="normal"/>
    </style:style>
    <style:style style:name="P28" style:family="paragraph" style:parent-style-name="Standard">
      <style:text-properties fo:language="pt" fo:country="BR" officeooo:rsid="0001f521" officeooo:paragraph-rsid="00020217"/>
    </style:style>
    <style:style style:name="P29" style:family="paragraph" style:parent-style-name="Standard">
      <style:text-properties fo:language="pt" fo:country="BR" fo:font-weight="bold" officeooo:rsid="001337d0" officeooo:paragraph-rsid="00020217" style:font-weight-asian="bold" style:font-weight-complex="bold"/>
    </style:style>
    <style:style style:name="P30" style:family="paragraph" style:parent-style-name="Standard" style:list-style-name="L3">
      <style:text-properties fo:language="pt" fo:country="BR" fo:font-weight="bold" officeooo:rsid="001337d0" officeooo:paragraph-rsid="00020217" style:font-weight-asian="bold" style:font-weight-complex="bold"/>
    </style:style>
    <style:style style:name="P31" style:family="paragraph" style:parent-style-name="Standard">
      <style:text-properties fo:language="pt" fo:country="BR" fo:font-weight="bold" officeooo:rsid="0013d16f" officeooo:paragraph-rsid="00020217" style:font-weight-asian="bold" style:font-weight-complex="bold"/>
    </style:style>
    <style:style style:name="P32" style:family="paragraph" style:parent-style-name="Standard">
      <style:text-properties fo:language="pt" fo:country="BR" fo:font-weight="bold" officeooo:rsid="0015adcf" officeooo:paragraph-rsid="00020217" style:font-weight-asian="bold" style:font-weight-complex="bold"/>
    </style:style>
    <style:style style:name="P33" style:family="paragraph" style:parent-style-name="Standard" style:list-style-name="L4">
      <style:text-properties fo:language="pt" fo:country="BR" fo:font-weight="bold" officeooo:rsid="0015adcf" officeooo:paragraph-rsid="00020217" style:font-weight-asian="bold" style:font-weight-complex="bold"/>
    </style:style>
    <style:style style:name="P34" style:family="paragraph" style:parent-style-name="Standard">
      <style:text-properties fo:language="pt" fo:country="BR" fo:font-weight="bold" officeooo:rsid="0017c721" officeooo:paragraph-rsid="00020217" style:font-weight-asian="bold" style:font-weight-complex="bold"/>
    </style:style>
    <style:style style:name="P35" style:family="paragraph" style:parent-style-name="Standard">
      <style:text-properties fo:language="pt" fo:country="BR" fo:font-weight="bold" officeooo:rsid="001ae9eb" officeooo:paragraph-rsid="00020217" style:font-weight-asian="bold" style:font-weight-complex="bold"/>
    </style:style>
    <style:style style:name="P36" style:family="paragraph" style:parent-style-name="Standard">
      <style:text-properties fo:language="pt" fo:country="BR" fo:font-weight="bold" officeooo:rsid="00021176" officeooo:paragraph-rsid="00021176" style:font-weight-asian="bold" style:font-weight-complex="bold"/>
    </style:style>
    <style:style style:name="P37" style:family="paragraph" style:parent-style-name="Standard">
      <style:text-properties fo:language="pt" fo:country="BR" fo:font-weight="bold" officeooo:rsid="0003b11a" officeooo:paragraph-rsid="0003b11a" style:font-weight-asian="bold" style:font-weight-complex="bold"/>
    </style:style>
    <style:style style:name="P38" style:family="paragraph" style:parent-style-name="Standard">
      <style:text-properties fo:language="pt" fo:country="BR" fo:font-weight="bold" officeooo:rsid="0005ad64" officeooo:paragraph-rsid="0005ad64" style:font-weight-asian="bold" style:font-weight-complex="bold"/>
    </style:style>
    <style:style style:name="P39" style:family="paragraph" style:parent-style-name="Standard">
      <style:text-properties fo:language="pt" fo:country="BR" fo:font-weight="bold" officeooo:rsid="0007599f" officeooo:paragraph-rsid="0007599f" style:font-weight-asian="bold" style:font-weight-complex="bold"/>
    </style:style>
    <style:style style:name="P40" style:family="paragraph" style:parent-style-name="Standard" style:list-style-name="L7">
      <style:text-properties fo:language="pt" fo:country="BR" fo:font-weight="bold" officeooo:rsid="00093f49" officeooo:paragraph-rsid="00093f49" style:font-weight-asian="bold" style:font-weight-complex="bold"/>
    </style:style>
    <style:style style:name="P41" style:family="paragraph" style:parent-style-name="Standard">
      <style:text-properties fo:language="pt" fo:country="BR" fo:font-weight="bold" officeooo:rsid="00093f49" officeooo:paragraph-rsid="00093f49" style:font-weight-asian="bold" style:font-weight-complex="bold"/>
    </style:style>
    <style:style style:name="P42" style:family="paragraph" style:parent-style-name="Standard">
      <style:text-properties fo:language="pt" fo:country="BR" fo:font-weight="bold" officeooo:rsid="000a65ff" officeooo:paragraph-rsid="000a65ff" style:font-weight-asian="bold" style:font-weight-complex="bold"/>
    </style:style>
    <style:style style:name="P43" style:family="paragraph" style:parent-style-name="Standard">
      <style:text-properties fo:language="pt" fo:country="BR" fo:font-weight="bold" officeooo:rsid="000a8946" officeooo:paragraph-rsid="000c03ca" style:font-weight-asian="bold" style:font-weight-complex="bold"/>
    </style:style>
    <style:style style:name="P44" style:family="paragraph" style:parent-style-name="Standard">
      <style:text-properties fo:language="pt" fo:country="BR" style:text-underline-style="none" fo:font-weight="normal" officeooo:rsid="001337d0" officeooo:paragraph-rsid="00020217" style:font-weight-asian="normal" style:font-weight-complex="normal"/>
    </style:style>
    <style:style style:name="P45" style:family="paragraph" style:parent-style-name="Standard">
      <style:text-properties fo:language="pt" fo:country="BR" style:text-underline-style="none" fo:font-weight="normal" officeooo:rsid="0013d16f" officeooo:paragraph-rsid="00020217" style:font-weight-asian="normal" style:font-weight-complex="normal"/>
    </style:style>
    <style:style style:name="P46" style:family="paragraph" style:parent-style-name="Standard">
      <style:text-properties fo:language="pt" fo:country="BR" style:text-underline-style="none" fo:font-weight="normal" officeooo:rsid="00172855" officeooo:paragraph-rsid="00020217" style:font-weight-asian="normal" style:font-weight-complex="normal"/>
    </style:style>
    <style:style style:name="P47" style:family="paragraph" style:parent-style-name="Standard">
      <style:text-properties fo:language="pt" fo:country="BR" style:text-underline-style="none" fo:font-weight="normal" officeooo:rsid="0017c721" officeooo:paragraph-rsid="00020217" style:font-weight-asian="normal" style:font-weight-complex="normal"/>
    </style:style>
    <style:style style:name="P48" style:family="paragraph" style:parent-style-name="Standard">
      <style:text-properties fo:language="pt" fo:country="BR" style:text-underline-style="none" fo:font-weight="normal" officeooo:rsid="001969ab" officeooo:paragraph-rsid="00020217" style:font-weight-asian="normal" style:font-weight-complex="normal"/>
    </style:style>
    <style:style style:name="P49" style:family="paragraph" style:parent-style-name="Standard" style:list-style-name="L5">
      <style:text-properties fo:language="pt" fo:country="BR" style:text-underline-style="none" fo:font-weight="normal" officeooo:rsid="001969ab" officeooo:paragraph-rsid="00020217" style:font-weight-asian="normal" style:font-weight-complex="normal"/>
    </style:style>
    <style:style style:name="P50" style:family="paragraph" style:parent-style-name="Standard" style:list-style-name="L8">
      <style:text-properties officeooo:paragraph-rsid="000c03ca"/>
    </style:style>
    <style:style style:name="P51" style:family="paragraph" style:parent-style-name="Standard" style:list-style-name="L8">
      <style:text-properties officeooo:rsid="000c03ca" officeooo:paragraph-rsid="000c03ca"/>
    </style:style>
    <style:style style:name="P52" style:family="paragraph" style:parent-style-name="Standard" style:list-style-name="L9">
      <style:text-properties officeooo:rsid="000c03ca" officeooo:paragraph-rsid="000c03ca"/>
    </style:style>
    <style:style style:name="P53" style:family="paragraph" style:parent-style-name="Standard">
      <style:text-properties officeooo:rsid="000c03ca" officeooo:paragraph-rsid="000c03ca"/>
    </style:style>
    <style:style style:name="P54" style:family="paragraph" style:parent-style-name="Standard" style:list-style-name="L9">
      <style:text-properties officeooo:paragraph-rsid="000c03ca"/>
    </style:style>
    <style:style style:name="P55" style:family="paragraph" style:parent-style-name="Standard">
      <style:text-properties officeooo:rsid="000c9a40" officeooo:paragraph-rsid="000c9a40"/>
    </style:style>
    <style:style style:name="P56" style:family="paragraph" style:parent-style-name="Standard" style:list-style-name="L10">
      <style:text-properties officeooo:rsid="000c9a40" officeooo:paragraph-rsid="000c9a40"/>
    </style:style>
    <style:style style:name="P57" style:family="paragraph" style:parent-style-name="Header">
      <style:text-properties fo:language="pt" fo:country="BR" officeooo:rsid="00001a39" officeooo:paragraph-rsid="00001a39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a57e1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ac8c4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c68f2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a57e1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ac8c4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68f2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607b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2855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9115a" style:font-weight-asian="bold" style:font-weight-complex="bold"/>
    </style:style>
    <style:style style:name="T6" style:family="text">
      <style:text-properties style:text-underline-style="none" officeooo:rsid="0008aeef"/>
    </style:style>
    <style:style style:name="T7" style:family="text">
      <style:text-properties style:text-underline-style="none" officeooo:rsid="0009115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31f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607b" style:font-weight-asian="normal" style:font-weight-complex="normal"/>
    </style:style>
    <style:style style:name="T12" style:family="text">
      <style:text-properties officeooo:rsid="0009a3dc"/>
    </style:style>
    <style:style style:name="T13" style:family="text">
      <style:text-properties officeooo:rsid="001068b0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855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officeooo:rsid="0009115a" style:font-weight-asian="bold" style:font-weight-complex="bold"/>
    </style:style>
    <style:style style:name="T17" style:family="text">
      <style:text-properties fo:color="#ce181e" style:text-underline-style="none"/>
    </style:style>
    <style:style style:name="T18" style:family="text">
      <style:text-properties fo:color="#ce181e" style:text-underline-style="none" fo:font-weight="bold" officeooo:rsid="0009115a" style:font-weight-asian="bold" style:font-weight-complex="bold"/>
    </style:style>
    <style:style style:name="T19" style:family="text">
      <style:text-properties fo:color="#000000" style:text-underline-style="none" officeooo:rsid="0009115a"/>
    </style:style>
    <style:style style:name="T20" style:family="text">
      <style:text-properties fo:language="pt" fo:country="BR" style:text-underline-style="none"/>
    </style:style>
    <style:style style:name="T21" style:family="text">
      <style:text-properties fo:language="pt" fo:country="BR" style:text-underline-style="none" fo:font-weight="normal" style:font-weight-asian="normal" style:font-weight-complex="normal"/>
    </style:style>
    <style:style style:name="T22" style:family="text">
      <style:text-properties fo:language="pt" fo:country="BR" style:text-underline-style="none" fo:font-weight="normal" officeooo:rsid="000a8946" style:font-weight-asian="normal" style:font-weight-complex="normal"/>
    </style:style>
    <style:style style:name="T23" style:family="text">
      <style:text-properties fo:language="pt" fo:country="BR" style:text-underline-style="none" fo:font-weight="bold" style:font-weight-asian="bold" style:font-weight-complex="bold"/>
    </style:style>
    <style:style style:name="T24" style:family="text">
      <style:text-properties fo:language="pt" fo:country="BR" style:text-underline-style="none" fo:font-weight="bold" officeooo:rsid="000a8946" style:font-weight-asian="bold" style:font-weight-complex="bold"/>
    </style:style>
    <style:style style:name="T25" style:family="text">
      <style:text-properties fo:language="pt" fo:country="BR" style:text-underline-style="solid" style:text-underline-width="auto" style:text-underline-color="font-color"/>
    </style:style>
    <style:style style:name="T2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 <text:span text:style-name="T8">poder hierárquico</text:span><text:span text:style-name="T10"> </text:span><text:span text:style-name="T8">não</text:span><text:span text:style-name="T10"> depende de lei. Decorre da organização administrativa hierárquica, possuindo caráter </text:span><text:span text:style-name="T8">irrestrito, permanente e automático</text:span><text:span text:style-name="T10">.</text:span></text:p>
      <text:p text:style-name="P11"/>
      <text:p text:style-name="P28"><text:span text:style-name="T10">Punições em ação de </text:span><text:span text:style-name="T8">improbidade administrativa</text:span><text:span text:style-name="T10"> → </text:span><text:span text:style-name="T8">não</text:span><text:span text:style-name="T10"> é poder disciplinar, mas sim </text:span><text:span text:style-name="T8">poder </text:span><text:span text:style-name="T9">punitivo do Estado</text:span><text:span text:style-name="T10"> (Judiciário).</text:span></text:p>
      <text:p text:style-name="P12"/>
      <text:p text:style-name="P13">Poder regulamentar → inerente e privativo dos Chefes do Executivo.</text:p>
      <text:p text:style-name="P14">Poder normativo → mais amplo que o poder regulamentar, pois abrange toda a Administração para editar regulamentos autorizados.</text:p>
      <text:p text:style-name="P14"/>
      <text:p text:style-name="P15">Competência para expedir decretos e regulamentos <text:span text:style-name="T8">de execução</text:span> → <text:span text:style-name="T8">indelegável</text:span>.</text:p>
      <text:p text:style-name="P15"/>
      <text:p text:style-name="P16">Decretos <text:span text:style-name="T8">autônomos</text:span> → atos primários, <text:span text:style-name="T8">não</text:span> se destinam a regular lei, nem precisam de lei para existir. <text:span text:style-name="T12">Só cabíveis em 2 situações:</text:span></text:p>
      <text:list xml:id="list3098123049" text:style-name="L1">
        <text:list-item>
          <text:p text:style-name="P17">Organização e funcionamento da Administração federal, quando <text:span text:style-name="T8">não</text:span> implicar aumento de despesa nem criação ou extinção de órgãos públicos;</text:p>
        </text:list-item>
        <text:list-item>
          <text:p text:style-name="P17">Extinção de funções ou cargos públicos, quando vagos.</text:p>
        </text:list-item>
      </text:list>
      <text:p text:style-name="P18"/>
      <text:p text:style-name="P19">Decretos <text:span text:style-name="T8">autônomos</text:span> são delegáveis a Ministro de Estado, PGR ou AGU.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Regulamentos autorizados</text:p>
          </table:table-cell>
          <table:table-cell table:style-name="Table1.B1" office:value-type="string">
            <text:p text:style-name="P58">Regulamentos de execução</text:p>
          </table:table-cell>
        </table:table-row>
        <table:table-row>
          <table:table-cell table:style-name="Table1.A2" office:value-type="string">
            <text:p text:style-name="P61">Sem previsão expressa na CF.</text:p>
            <text:p text:style-name="P61"/>
            <text:p text:style-name="P61">Completam a lei, veiculam disposições que <text:span text:style-name="T8">não</text:span> constam da regulação legal, nem mesmo implicitamente (lei intencionalmente lacunosa). <text:span text:style-name="T8">Inovam o direito</text:span>, mas seguindo as diretrizes da lei.</text:p>
            <text:p text:style-name="P61"/>
            <text:p text:style-name="P62">Editados por órgãos e entidades de <text:span text:style-name="T8">perfil técnico</text:span>.</text:p>
            <text:p text:style-name="P62"/>
            <text:p text:style-name="P63">Matérias de ordem técnica pertinentes à área de atuação de quem os edita.</text:p>
          </table:table-cell>
          <table:table-cell table:style-name="Table1.B2" office:value-type="string">
            <text:p text:style-name="P61">CF, art. 84, VI.</text:p>
            <text:p text:style-name="P61"/>
            <text:p text:style-name="P59">Não<text:span text:style-name="T10"> podem inovar o direito.</text:span></text:p>
            <text:p text:style-name="P62"/>
            <text:p text:style-name="P59"><text:span text:style-name="T10">Competência privativa do Chefe do Executivo, </text:span><text:span text:style-name="T11">indelegável.</text:span></text:p>
            <text:p text:style-name="P64"/>
            <text:p text:style-name="P60"><text:span text:style-name="T11">P</text:span><text:span text:style-name="T10">odem tratar de qualquer assunto administrativo.</text:span></text:p>
          </table:table-cell>
        </table:table-row>
      </table:table>
      <text:p text:style-name="P19"/>
      <text:p text:style-name="P20">Requisitos p/ controle de constitucionalidade de decretos <text:span text:style-name="T13">(ADIn)</text:span>:</text:p>
      <text:list xml:id="list3611004433" text:style-name="L2">
        <text:list-item>
          <text:p text:style-name="P21">ter caráter normativo → normatividade, generalidade, abstração; e</text:p>
        </text:list-item>
        <text:list-item>
          <text:p text:style-name="P21">ter caráter autônomo → conflito direto com a CF.</text:p>
        </text:list-item>
      </text:list>
      <text:p text:style-name="P22"/>
      <text:p text:style-name="P23">Se não preencher os requisitos acima, o controle <text:span text:style-name="T8">não pode</text:span> ser por ADIn. Nesse caso, caberá ADPF.</text:p>
      <text:p text:style-name="P23"/>
      <text:p text:style-name="P29">Poder de polícia<text:span text:style-name="T10">:</text:span></text:p>
      <text:list xml:id="list4169360136" text:style-name="L3">
        <text:list-item>
          <text:p text:style-name="P30"><text:span text:style-name="T10">sentido </text:span>estrito<text:span text:style-name="T10"> → </text:span><text:span text:style-name="T14">atividades administrativas</text:span><text:span text:style-name="T10"> de regulamentação e execução das leis que estabelecem normas primárias de polícia;</text:span></text:p>
        </text:list-item>
        <text:list-item>
          <text:p text:style-name="P30"><text:span text:style-name="T10">sentido </text:span>amplo<text:span text:style-name="T10"> → abrange também a atividade do Legislativo de </text:span><text:span text:style-name="T14">editar leis</text:span><text:span text:style-name="T2"> que condicionem ou limitem a liberdade e a propriedade (liberdades administrativas ao exercício de atividades públicas).</text:span></text:p>
        </text:list-item>
      </text:list>
      <text:p text:style-name="P44"><text:soft-page-break/></text:p>
      <text:p text:style-name="P31"><text:span text:style-name="T2">Entes federativos </text:span><text:span text:style-name="T1">podem</text:span><text:span text:style-name="T2"> exercer o </text:span><text:span text:style-name="T1">poder de polícia</text:span><text:span text:style-name="T2"> em sistema de cooperação (convênios ou consórcios públicos, com regime de gestão associada).</text:span></text:p>
      <text:p text:style-name="P45"/>
      <text:p text:style-name="P32"><text:span text:style-name="T2">Poder de polícia </text:span><text:span text:style-name="T1">preventivo → </text:span><text:span text:style-name="T2">atos de consentimento:</text:span></text:p>
      <text:list xml:id="list2002368126" text:style-name="L4">
        <text:list-item>
          <text:p text:style-name="P33"><text:span text:style-name="T1">licença</text:span><text:span text:style-name="T2">: vinculado e definitivo. </text:span><text:span text:style-name="T3">Exercício de um </text:span><text:span text:style-name="T15">direito</text:span><text:span text:style-name="T2">;</text:span></text:p>
        </text:list-item>
        <text:list-item>
          <text:p text:style-name="P33"><text:span text:style-name="T1">autorização</text:span><text:span text:style-name="T2">: discricionário e precário. </text:span><text:span text:style-name="T15">Interesse</text:span><text:span text:style-name="T3"> do particular.</text:span></text:p>
        </text:list-item>
      </text:list>
      <text:p text:style-name="P46"/>
      <text:p text:style-name="P34"><text:span text:style-name="T3">P</text:span><text:span text:style-name="T2">oder de polícia </text:span><text:span text:style-name="T1">repressivo</text:span><text:span text:style-name="T2"> → sanções administrativas pelo descumprimento de normas de ordem pública (normas de polícia).</text:span></text:p>
      <text:p text:style-name="P47"/>
      <text:p text:style-name="P48">Ciclo de polícia:</text:p>
      <text:list xml:id="list377697356" text:style-name="L5">
        <text:list-item>
          <text:p text:style-name="P49">ordem (legislação);</text:p>
        </text:list-item>
        <text:list-item>
          <text:p text:style-name="P49">consentimento;</text:p>
        </text:list-item>
        <text:list-item>
          <text:p text:style-name="P49">fiscalização;</text:p>
        </text:list-item>
        <text:list-item>
          <text:p text:style-name="P49">sanção.</text:p>
        </text:list-item>
      </text:list>
      <text:p text:style-name="P48"/>
      <text:p text:style-name="P35"><text:span text:style-name="T2">Ordem e fiscalização </text:span><text:span text:style-name="T1">sempre</text:span><text:span text:style-name="T2"> existirão em um ciclo de polícia.</text:span></text:p>
      <text:p text:style-name="P35"><text:span text:style-name="T2"/></text:p>
      <text:p text:style-name="P36"><text:span text:style-name="T2">Poder de polícia </text:span><text:span text:style-name="T1">originário</text:span><text:span text:style-name="T2"> → Administração </text:span><text:span text:style-name="T1">direta</text:span><text:span text:style-name="T2">.</text:span></text:p>
      <text:p text:style-name="P36"><text:span text:style-name="T2">Poder de polícia </text:span><text:span text:style-name="T1">delegado</text:span><text:span text:style-name="T2"> → Administração </text:span><text:span text:style-name="T1">indireta</text:span><text:span text:style-name="T2">.</text:span></text:p>
      <text:p text:style-name="P36"><text:span text:style-name="T2"/></text:p>
      <text:p text:style-name="P37"><text:span text:style-name="T2">Doutrina majoritária: </text:span><text:span text:style-name="T1">não</text:span><text:span text:style-name="T2"> é possível delegar poder de polícia para a Administração indireta de </text:span><text:span text:style-name="T1">direito privado</text:span><text:span text:style-name="T2">.</text:span></text:p>
      <text:p text:style-name="P37"><text:span text:style-name="T2"/></text:p>
      <text:p text:style-name="P37"><text:span text:style-name="T2">STJ: </text:span><text:span text:style-name="T1">consentimento</text:span><text:span text:style-name="T2"> e </text:span><text:span text:style-name="T1">fiscalização</text:span><text:span text:style-name="T2"> </text:span><text:span text:style-name="T1">podem</text:span><text:span text:style-name="T2"> ser delegadas a entidades de </text:span><text:span text:style-name="T1">direito privado integrantes da Administração Pública</text:span><text:span text:style-name="T2">.</text:span></text:p>
      <text:p text:style-name="P37"><text:span text:style-name="T2">STF: o poder de polícia </text:span><text:span text:style-name="T1">não</text:span><text:span text:style-name="T2"> pode ser delegado a entidades de </text:span><text:span text:style-name="T1">direito privado</text:span><text:span text:style-name="T2">.</text:span></text:p>
      <text:p text:style-name="P37"><text:span text:style-name="T2"/></text:p>
      <text:p text:style-name="P38"><text:span text:style-name="T2">Mediante contrato, é </text:span><text:span text:style-name="T1">possível</text:span><text:span text:style-name="T2"> atribuir a pessoas privadas a </text:span><text:span text:style-name="T1">operacionalização de máquinas e equipamentos</text:span><text:span text:style-name="T2"> em atividades de fiscalização: não é delegação, mas mera atribuição operacional.</text:span></text:p>
      <text:p text:style-name="P38"><text:span text:style-name="T2"/></text:p>
      <text:p text:style-name="P39"><text:span text:style-name="T2">Atributos do poder de polícia:</text:span></text:p>
      <text:list xml:id="list2086663905" text:style-name="L6">
        <text:list-item>
          <text:p text:style-name="P24"><text:span text:style-name="T1">discricionariedade; </text:span><text:span text:style-name="T17">[mas a lei poderá vincular determinados atos de polícia administrativa]</text:span></text:p>
        </text:list-item>
        <text:list-item>
          <text:p text:style-name="P24"><text:span text:style-name="T1">autoexecutoriedade; </text:span><text:span text:style-name="T17">[mas não está presente em todos os atos do poder de polícia]</text:span></text:p>
        </text:list-item>
        <text:list-item>
          <text:p text:style-name="P24"><text:span text:style-name="T1">coercibilidade. </text:span><text:span text:style-name="T17">[mas não está presente em todos os atos do poder de polícia]</text:span></text:p>
        </text:list-item>
      </text:list>
      <text:p text:style-name="P25"><text:span text:style-name="T1"/></text:p>
      <text:p text:style-name="P26"><text:span text:style-name="T1">O prazo prescri</text:span><text:span text:style-name="T6">ci</text:span><text:span text:style-name="T1">onal de 5 anos </text:span><text:span text:style-name="T4">não se aplica</text:span><text:span text:style-name="T1"> quando o fato objeto da ação punitiva da Administração </text:span><text:span text:style-name="T4">também constituir crime</text:span><text:span text:style-name="T1">, ocasião em que serão aplicáveis os prazos prescricionais previstos na lei penal.</text:span></text:p>
      <text:p text:style-name="P26"><text:span text:style-name="T1"/></text:p>
      <text:p text:style-name="P27"><text:span text:style-name="T1">O prazo prescricional </text:span><text:span text:style-name="T7">também incide no </text:span><text:span text:style-name="T5">processo administrativo</text:span><text:span text:style-name="T7"> paralisado por </text:span><text:span text:style-name="T5">mais de 3 anos</text:span><text:span text:style-name="T7">, </text:span><text:span text:style-name="T16">pendente de julgamento ou despacho</text:span><text:span text:style-name="T5"> (</text:span><text:span text:style-name="T18">prescrição intercorrente</text:span><text:span text:style-name="T19">: aquela que ocorre mesmo após o processo estar instaurado, acarretada pela inércia da Administração</text:span><text:span text:style-name="T5">)</text:span><text:span text:style-name="T7">.</text:span></text:p>
      <text:list xml:id="list2653147786" text:style-name="L7">
        <text:list-item>
          <text:p text:style-name="P40"><text:span text:style-name="T7">A</text:span><text:span text:style-name="T1">tenção!</text:span><text:span text:style-name="T2"> Essas disposições </text:span><text:span text:style-name="T1">não</text:span><text:span text:style-name="T2"> se aplicam às infrações de </text:span><text:span text:style-name="T14">natureza funcional</text:span><text:span text:style-name="T2"> e aos processos e procedimentos de </text:span><text:span text:style-name="T14">natureza tributária</text:span><text:span text:style-name="T2">.</text:span></text:p>
        </text:list-item>
      </text:list>
      <text:p text:style-name="P41"><text:soft-page-break/><text:span text:style-name="T2"/></text:p>
      <text:p text:style-name="P42"><text:span text:style-name="T2">Poder de polícia: integra as </text:span><text:span text:style-name="T1">atividades jurídicas</text:span><text:span text:style-name="T2"> do Estado.</text:span></text:p>
      <text:p text:style-name="P42"><text:span text:style-name="T2">Serviço público: integra as </text:span><text:span text:style-name="T1">atividades sociais</text:span><text:span text:style-name="T2"> do Estado.</text:span></text:p>
      <text:p text:style-name="P42"><text:span text:style-name="T2"/></text:p>
      <text:p text:style-name="P43"><text:span text:style-name="T2">Polícia </text:span><text:span text:style-name="T1">administrativa</text:span><text:span text:style-name="T2">:</text:span></text:p>
      <text:list xml:id="list462538023" text:style-name="L8">
        <text:list-item>
          <text:p text:style-name="P50"><text:span text:style-name="T22">incide sobre </text:span><text:span text:style-name="T24">atividades, bens e direitos</text:span><text:span text:style-name="T22">;</text:span></text:p>
        </text:list-item>
        <text:list-item>
          <text:p text:style-name="P51"><text:span text:style-name="T22">d</text:span><text:span text:style-name="T21">esempenhada por </text:span><text:span text:style-name="T23">órgãos administrativos</text:span><text:span text:style-name="T21">.</text:span></text:p>
        </text:list-item>
      </text:list>
      <text:p text:style-name="P43"><text:span text:style-name="T2">Polícia </text:span><text:span text:style-name="T1">judiciária</text:span><text:span text:style-name="T2">:</text:span></text:p>
      <text:list xml:id="list1064292568" text:style-name="L9">
        <text:list-item>
          <text:p text:style-name="P54"><text:span text:style-name="T22">incide sobre </text:span><text:span text:style-name="T24">pessoas</text:span><text:span text:style-name="T22">;</text:span></text:p>
        </text:list-item>
        <text:list-item>
          <text:p text:style-name="P52"><text:span text:style-name="T22">d</text:span><text:span text:style-name="T21">esempenhada por </text:span><text:span text:style-name="T23">corporações especializadas</text:span><text:span text:style-name="T21">.</text:span></text:p>
        </text:list-item>
      </text:list>
      <text:p text:style-name="P53"><text:span text:style-name="T21"/></text:p>
      <text:p text:style-name="P55"><text:span text:style-name="T21">Autoexecutoriedade = exigibilidade + executoriedade:</text:span></text:p>
      <text:list xml:id="list672801884" text:style-name="L10">
        <text:list-item>
          <text:p text:style-name="P56"><text:span text:style-name="T23">exigibilidade</text:span><text:span text:style-name="T21">: meios de coação </text:span><text:span text:style-name="T23">indiretos</text:span><text:span text:style-name="T21">;</text:span></text:p>
        </text:list-item>
        <text:list-item>
          <text:p text:style-name="P2"><text:span text:style-name="T20">executoriedade</text:span><text:span text:style-name="T21">: coação </text:span><text:span text:style-name="T20">direta</text:span><text:span text:style-name="T21">, confunde-se com a própria autoexecutoriedade.</text:span></text:p>
        </text:list-item>
      </text:list>
      <text:p text:style-name="P3"><text:span text:style-name="T21"/></text:p>
      <text:p text:style-name="P4"><text:span text:style-name="T21">Se a questão citar a expressão “</text:span><text:span text:style-name="T26">ação restritiva em relação ao administrado em benefício do interesse público</text:span><text:span text:style-name="T21">” ela estará referindo-se ao </text:span><text:span text:style-name="T20">poder de polícia </text:span><text:span text:style-name="T25">administrativa</text:span><text:span text:style-name="T21">.</text:span></text:p>
      <text:p text:style-name="P4"><text:span text:style-name="T21"/></text:p>
      <text:p text:style-name="P5"><text:span text:style-name="T21">O </text:span><text:span text:style-name="T20">abuso de poder</text:span><text:span text:style-name="T21"> pode ocorrer tanto na forma </text:span><text:span text:style-name="T20">comissiva </text:span><text:span text:style-name="T21">quanto</text:span><text:span text:style-name="T20"> omissiva</text:span><text:span text:style-name="T21">.</text:span></text:p>
      <text:p text:style-name="P5"><text:span text:style-name="T21"/></text:p>
      <text:p text:style-name="P6"><text:span text:style-name="T20">Omissões genéricas</text:span><text:span text:style-name="T21"> </text:span><text:span text:style-name="T20">NÃO</text:span><text:span text:style-name="T21"> acarretam responsabilidade civil para o Estado.</text:span></text:p>
      <text:p text:style-name="P7"><text:span text:style-name="T20">Omissões específicas</text:span><text:span text:style-name="T21"> (omissão diante de expressa disposição legal impondo que algo deve ser feito em determinado prazo, ou, quando não houver prazo, a Administração for omissa em período superior ao aceitável dentro de padrões normais de tolerância ou razoabilidade) são </text:span><text:span text:style-name="T20">ilegais</text:span><text:span text:style-name="T21">.</text:span></text:p>
      <text:p text:style-name="P7"><text:span text:style-name="T21"/></text:p>
      <text:p text:style-name="P8"><text:span text:style-name="T21">O </text:span><text:span text:style-name="T20">dever de prestar contas</text:span><text:span text:style-name="T21"> decorre diretamente do </text:span><text:span text:style-name="T20">princípio da indisponibilidade do interesse público</text:span><text:span text:style-name="T21">.</text:span></text:p>
      <text:p text:style-name="P8"><text:span text:style-name="T21"/></text:p>
      <text:p text:style-name="P9"><text:span text:style-name="T21">Costuma-se dividir as técnicas de atuação do poder de polícia em 3 categorias:</text:span></text:p>
      <text:list xml:id="list957501657" text:style-name="L11">
        <text:list-item>
          <text:p text:style-name="P1"><text:span text:style-name="T20">técnica de ordenação </text:span><text:span text:style-name="T23">pela informação</text:span><text:span text:style-name="T20">: quando o Estado exige que os cidadãos prestem determinadas informações;</text:span></text:p>
        </text:list-item>
        <text:list-item>
          <text:p text:style-name="P1"><text:span text:style-name="T20">técnica de ordenação</text:span><text:span text:style-name="T23"> pelo condicionamento</text:span><text:span text:style-name="T20">: impõe aos particulares o cumprimento de uma série de exigências ou requisitos legais a fim de que possam exercer licitamente certas atividades;</text:span></text:p>
        </text:list-item>
        <text:list-item>
          <text:p text:style-name="P1"><text:span text:style-name="T20">técnica de ordenação </text:span><text:span text:style-name="T23">sancionatória</text:span><text:span text:style-name="T20">: imposição de sanções aos particulares que violem as regras necessárias ao desempenho de atividades privad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pt" fo:country="BR" officeooo:rsid="00001a39" officeooo:paragraph-rsid="00001a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Poderes e deveres da administração públ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9-28T09:47:20.304000000</dc:date>
    <meta:editing-duration>PT1H25M10S</meta:editing-duration>
    <meta:editing-cycles>21</meta:editing-cycles>
    <meta:document-statistic meta:table-count="1" meta:image-count="0" meta:object-count="0" meta:page-count="3" meta:paragraph-count="71" meta:word-count="860" meta:character-count="5864" meta:non-whitespace-character-count="5099"/>
  </office:meta>
</office:document-meta>
</file>